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TransitTool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1/2</text:p>
          </draw:text-box>
        </draw:frame>
        <draw:frame presentation:style-name="pr5" draw:layer="layout" svg:width="25.199cm" svg:height="14.034cm" svg:x="1.4cm" svg:y="4.914cm" presentation:class="outline" presentation:user-transformed="true">
          <draw:text-box>
            <text:list text:style-name="L3">
              <text:list-item>
                <text:p>gtfs and gtfs-rt database loaders</text:p>
              </text:list-item>
              <text:list-item>
                <text:p>services to expose transit stop, route, etc.. data</text:p>
              </text:list-item>
              <text:list-item>
                <text:p>geoserver bindings (auto generated?)</text:p>
                <text:list>
                  <text:list-item>
                    <text:p>stops via bbox (current, future, past)</text:p>
                  </text:list-item>
                  <text:list-item>
                    <text:p>route geometries</text:p>
                  </text:list-item>
                  <text:list-item>
                    <text:p>vehicles .. time based?</text:p>
                  </text:list-item>
                  <text:list-item>
                    <text:p>current and future schemas / tables?</text:p>
                  </text:list-item>
                  <text:list-item>
                    <text:p>intersection routine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2/2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eo / map services:</text:p>
                <text:list>
                  <text:list-item>
                    <text:p>intersection</text:p>
                  </text:list-item>
                  <text:list-item>
                    <text:p>mock OTP transit index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 Repo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ocs</text:p>
              </text:list-item>
              <text:list-item>
                <text:p>utils</text:p>
              </text:list-item>
              <text:list-item>
                <text:p>services</text:p>
              </text:list-item>
              <text:list-item>
                <text:p>gtfsdb and gtfsdb-realtime</text:p>
              </text:list-item>
              <text:list-item>
                <text:p>geo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8-07-10T18:22:03</meta:creation-date>
    <meta:editing-duration>PT18M44S</meta:editing-duration>
    <meta:editing-cycles>6</meta:editing-cycles>
    <dc:date>2018-07-10T18:40:31</dc:date>
    <dc:creator>Frank Purcell</dc:creator>
    <meta:generator>OpenOffice/4.0.0$Unix OpenOffice.org_project/400m3$Build-9702</meta:generator>
    <meta:document-statistic meta:object-count="37"/>
  </office:meta>
</office:document-meta>
</file>